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83in"/>
    </style:style>
    <style:style style:name="co2" style:family="table-column">
      <style:table-column-properties fo:break-before="auto" style:column-width="1.4165in"/>
    </style:style>
    <style:style style:name="co3" style:family="table-column">
      <style:table-column-properties fo:break-before="auto" style:column-width="4.164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4945in"/>
    </style:style>
    <style:style style:name="co9" style:family="table-column">
      <style:table-column-properties fo:break-before="auto" style:column-width="1.539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2.9272in"/>
    </style:style>
    <style:style style:name="co13" style:family="table-column">
      <style:table-column-properties fo:break-before="auto" style:column-width="0.7917in"/>
    </style:style>
    <style:style style:name="co14" style:family="table-column">
      <style:table-column-properties fo:break-before="auto" style:column-width="1.2602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4.006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84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08in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08in solid #000000" fo:background-color="#c0c0c0" style:text-align-source="fix" style:repeat-content="false" fo:wrap-option="no-wrap" fo:border-left="0.0008in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00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ff00"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08in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08in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08in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0000" fo:wrap-option="no-wrap" fo:border="0.0008in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08in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08in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08in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08in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08in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0000" fo:wrap-option="no-wrap" fo:border="0.0008in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08in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ff00" fo:wrap-option="no-wrap" fo:border="0.0008in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08in solid #000000" fo:border-top="0.0008in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08in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08in solid #000000" fo:background-color="#c0c0c0" style:text-align-source="fix" style:repeat-content="false" fo:wrap-option="no-wrap" fo:border-left="none" fo:border-right="0.0008in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08in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08in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0000" fo:wrap-option="no-wrap" fo:border-left="0.0008in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08in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ff00" fo:wrap-option="no-wrap" fo:border-left="0.0008in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00ff00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08in solid #000000" fo:border-right="none" fo:border-top="0.0008in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08in solid #000000" fo:background-color="#c0c0c0" style:text-align-source="fix" style:repeat-content="false" fo:border-left="0.0008in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118">
      <style:table-cell-properties style:text-align-source="fix" style:repeat-content="false" fo:wrap-option="no-wrap" fo:border="0.0008in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08in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08in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08in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08in solid #000000" fo:border-top="0.0008in solid #000000"/>
      <style:text-properties fo:color="#000000" fo:font-weight="normal"/>
    </style:style>
    <style:style style:name="ce47" style:family="table-cell" style:parent-style-name="Default">
      <style:table-cell-properties fo:border-bottom="0.0008in solid #000000" fo:background-color="#c0c0c0" fo:border-left="none" fo:border-right="0.0008in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08in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08in solid #000000"/>
      <style:paragraph-properties fo:text-align="center"/>
      <style:text-properties fo:color="#000000" style:text-underline-style="none" fo:font-weight="normal"/>
    </style:style>
  </office:automatic-styles>
  <office:body>
    <office:spreadsheet>
      <table:table table:name="PBL" table:style-name="ta1"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2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string">
            <text:p>S 1, 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6" table:number-columns-repeated="1013"/>
        </table:table-row>
        <table:table-row table:style-name="ro1">
          <table:table-cell table:style-name="ce9" office:value-type="float" office:value="3">
            <text:p>3</text:p>
          </table:table-cell>
          <table:table-cell table:style-name="ce21" office:value-type="string">
            <text:p>Insert Activity</text:p>
          </table:table-cell>
          <table:table-cell table:style-name="ce21" office:value-type="string">
            <text:p>A user can insert an activity in the "Activity Inventory Sheet", as the activity comes up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4">
            <text:p>4</text:p>
          </table:table-cell>
          <table:table-cell table:style-name="ce21" office:value-type="string">
            <text:p>Modify Activity</text:p>
          </table:table-cell>
          <table:table-cell table:style-name="ce21" office:value-type="string">
            <text:p>A user can edit an activity from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9" office:value-type="float" office:value="5">
            <text:p>5</text:p>
          </table:table-cell>
          <table:table-cell table:style-name="ce21" office:value-type="string">
            <text:p>Delete Activity</text:p>
          </table:table-cell>
          <table:table-cell table:style-name="ce21" office:value-type="string">
            <text:p>A user can delete an activity in the "Activity Inventory Sheet"</text:p>
          </table:table-cell>
          <table:table-cell table:style-name="ce27" office:value-type="float" office:value="10">
            <text:p>10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  <table:table-cell table:style-name="ce21" office:value-type="string">
            <text:p>Highly depends on 2</text:p>
          </table:table-cell>
          <table:table-cell table:style-name="ce35"/>
          <table:table-cell table:style-name="ce37" table:number-columns-repeated="1013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uo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string">
            <text:p>S 1, 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6" table:number-columns-repeated="1013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22" office:value-type="string">
            <text:p>Fill TDTS</text:p>
          </table:table-cell>
          <table:table-cell table:style-name="ce22" office:value-type="string">
            <text:p>The user can move an activity from the "Activity Inventory Sheet" to the "To Do Today Sheet"</text:p>
          </table:table-cell>
          <table:table-cell table:style-name="ce25" office:value-type="float" office:value="6">
            <text:p>6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9" office:value-type="float" office:value="8">
            <text:p>8</text:p>
          </table:table-cell>
          <table:table-cell table:style-name="ce21" office:value-type="string">
            <text:p>Order TDTS</text:p>
          </table:table-cell>
          <table:table-cell table:style-name="ce21" office:value-type="string">
            <text:p>User can prioritize the activities of the "To Do Today Sheet", as they must be done sequentially</text:p>
          </table:table-cell>
          <table:table-cell table:style-name="ce27" office:value-type="float" office:value="6">
            <text:p>6</text:p>
          </table:table-cell>
          <table:table-cell table:style-name="ce21"/>
          <table:table-cell table:style-name="ce27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3"/>
          <table:table-cell table:style-name="ce35"/>
          <table:table-cell table:style-name="ce37" table:number-columns-repeated="1013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22" office:value-type="string">
            <text:p>Start a Pomodoro</text:p>
          </table:table-cell>
          <table:table-cell table:style-name="ce22" office:value-type="string">
            <text:p>User begins/continues the first available activity of the "To Do Today Sheet". The timer starts and shows up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22" office:value-type="string">
            <text:p>Break a Pomodoro</text:p>
          </table:table-cell>
          <table:table-cell table:style-name="ce22" office:value-type="string">
            <text:p>User decides to interrupt the current Pomodoro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22" office:value-type="string">
            <text:p>Finish a Pomodoro</text:p>
          </table:table-cell>
          <table:table-cell table:style-name="ce22" office:value-type="string">
            <text:p>The pomodoro finishes, user is alerted to make a short break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22" office:value-type="string">
            <text:p>Finish an Activity</text:p>
          </table:table-cell>
          <table:table-cell table:style-name="ce22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3"/>
          <table:table-cell table:style-name="ce22" office:value-type="string">
            <text:p>Could be complex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22" office:value-type="string">
            <text:p>Postpone an Activity</text:p>
          </table:table-cell>
          <table:table-cell table:style-name="ce22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5" office:value-type="float" office:value="6">
            <text:p>6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22" office:value-type="string">
            <text:p>Long Break</text:p>
          </table:table-cell>
          <table:table-cell table:style-name="ce22" office:value-type="string">
            <text:p>After 4 completed pomodoro, user is alerted to make a long break</text:p>
          </table:table-cell>
          <table:table-cell table:style-name="ce25" office:value-type="float" office:value="4">
            <text:p>4</text:p>
          </table:table-cell>
          <table:table-cell table:style-name="ce22"/>
          <table:table-cell table:style-name="ce25" office:value-type="float" office:value="1">
            <text:p>1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2" office:value-type="string">
            <text:p>No. In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2" office:value-type="string">
            <text:p>Register Int Interruptions</text:p>
          </table:table-cell>
          <table:table-cell table:style-name="ce22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2" office:value-type="string">
            <text:p>No. Ext Interruptions</text:p>
          </table:table-cell>
          <table:table-cell table:style-name="ce22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5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2" office:value-type="string">
            <text:p>Register Ext Interruption</text:p>
          </table:table-cell>
          <table:table-cell table:style-name="ce22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2"/>
          <table:table-cell table:style-name="ce25" office:value-type="float" office:value="2">
            <text:p>2</text:p>
          </table:table-cell>
          <table:table-cell table:style-name="ce22" table:number-columns-repeated="3"/>
          <table:table-cell table:style-name="ce22" office:value-type="string">
            <text:p>Depends on 16</text:p>
          </table:table-cell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2" office:value-type="string">
            <text:p>Pomodoro Ring</text:p>
          </table:table-cell>
          <table:table-cell table:style-name="ce22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float" office:value="3">
            <text:p>3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table:style-name="ce7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5" office:value-type="float" office:value="8">
            <text:p>8</text:p>
          </table:table-cell>
          <table:table-cell table:style-name="ce22"/>
          <table:table-cell table:style-name="ce25" office:value-type="string">
            <text:p>4!</text:p>
          </table:table-cell>
          <table:table-cell table:style-name="ce22" table:number-columns-repeated="4"/>
          <table:table-cell table:style-name="ce33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table:number-columns-repeated="13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table:number-columns-repeated="13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table:number-columns-repeated="13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table:number-columns-repeated="13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table:number-columns-repeated="13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table:style-name="ce49" office:value-type="string">
            <text:p>provide getters and setters for TDT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create a method for pushing up an activity from TDT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8.3'</text:p>
          </table:table-cell>
          <table:table-cell office:value-type="string">
            <text:p>create a method for pushing down an activity from TDTS</text:p>
          </table:table-cell>
          <table:table-cell table:number-columns-repeated="13"/>
        </table:table-row>
        <table:table-row table:style-name="ro1" table:number-rows-repeated="126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 table:number-rows-repeated="2">
          <table:table-cell/>
          <table:table-cell table:style-name="ce41"/>
          <table:table-cell table:number-columns-repeated="14"/>
        </table:table-row>
        <table:table-row table:style-name="ro1">
          <table:table-cell table:style-name="ce10"/>
          <table:table-cell table:style-name="ce41"/>
          <table:table-cell table:number-columns-repeated="14"/>
        </table:table-row>
        <table:table-row table:style-name="ro1">
          <table:table-cell table:style-name="ce10"/>
          <table:table-cell table:number-columns-repeated="15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time-style style:name="N118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16:14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4-05T16:14:58</dc:date>
    <meta:editing-duration>PT04H38M58S</meta:editing-duration>
    <meta:editing-cycles>23</meta:editing-cycles>
    <dc:creator>Daniel Graziotin</dc:creator>
    <meta:document-statistic meta:table-count="4" meta:cell-count="243" meta:object-count="0"/>
    <meta:user-defined meta:name="Info 1"/>
    <meta:user-defined meta:name="Info 2"/>
    <meta:user-defined meta:name="Info 3"/>
    <meta:user-defined meta:name="Info 4"/>
  </office:meta>
</office:document-meta>
</file>